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04e" officeooo:paragraph-rsid="0010f04e"/>
    </style:style>
    <style:style style:name="P2" style:family="paragraph" style:parent-style-name="Standard">
      <style:text-properties officeooo:rsid="0010f04e" officeooo:paragraph-rsid="00118893"/>
    </style:style>
    <style:style style:name="T1" style:family="text">
      <style:text-properties officeooo:rsid="00118893"/>
    </style:style>
    <style:style style:name="T2" style:family="text">
      <style:text-properties officeooo:rsid="0012afd5"/>
    </style:style>
    <style:style style:name="T3" style:family="text">
      <style:text-properties officeooo:rsid="00136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Password hashing + salt for the user passwords (postgres users)</text:p>
      <text:p text:style-name="P1"/>
      <text:p text:style-name="P2">2) <text:s/>to encrypt specific column script example =&gt; (ho provato su tabella real_time_data)<text:line-break/>INSERT INTO real_time_data (time ,name,kpi,sum,avg,min,max,asset_id)<text:line-break/>VALUES (CURRENT_DATE, pgp_sym_encrypt('large capacity cutting', 'my_secret_key'),pgp_sym_encrypt('Working_time', 'my_secret_key'),1,1,0,2,'ast-yhccl1zjue2t')</text:p>
      <text:p text:style-name="P2"><text:line-break/><text:span text:style-name="T1">3</text:span><text:span text:style-name="T2">) Example of query to restore backup “pg_restore -U postgres -d test_backup -Fc SmartApps_backup_20241119200153.sql” . </text:span><text:span text:style-name="T3">Encrypted backups, before restore decrypt the backup file with the function defined and the specified key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09:37:07.603000000</meta:creation-date>
    <dc:date>2024-11-21T11:08:37.628000000</dc:date>
    <meta:editing-duration>PT1H31M30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67" meta:character-count="608" meta:non-whitespace-character-count="541"/>
  </office:meta>
</office:document-meta>
</file>